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住宅敷地面積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敷地規模</text:p>
          </table:table-cell>
        </table:table-row>
        <table:table-row table:style-name="ro1">
          <table:table-cell/>
          <table:table-cell office:value-type="string" calcext:value-type="string">
            <text:p>代表値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</table:table-row>
        <table:table-row table:style-name="ro1">
          <table:table-cell/>
          <table:table-cell office:value-type="float" office:value="87.5" calcext:value-type="float">
            <text:p>87.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</table:table-row>
      </table:table>
      <table:table table:name="各種平均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幾何平均、調和平均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東京都心3区地価上昇率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5年上昇率</text:p>
          </table:table-cell>
          <table:table-cell office:value-type="string" calcext:value-type="string">
            <text:p>算術平均</text:p>
          </table:table-cell>
          <table:table-cell office:value-type="string" calcext:value-type="string">
            <text:p>算術平均を元にした5年上昇率</text:p>
          </table:table-cell>
          <table:table-cell office:value-type="string" calcext:value-type="string">
            <text:p>幾何平均</text:p>
          </table:table-cell>
          <table:table-cell office:value-type="string" calcext:value-type="string">
            <text:p>幾何平均を元にした5年上昇率</text:p>
          </table:table-cell>
        </table:table-row>
        <table:table-row table:style-name="ro1">
          <table:table-cell office:value-type="string" calcext:value-type="string">
            <text:p>年上昇率</text:p>
          </table:table-cell>
          <table:table-cell office:value-type="float" office:value="1.218" calcext:value-type="float">
            <text:p>1.218</text:p>
          </table:table-cell>
          <table:table-cell office:value-type="float" office:value="1.305" calcext:value-type="float">
            <text:p>1.305</text:p>
          </table:table-cell>
          <table:table-cell office:value-type="float" office:value="1.536" calcext:value-type="float">
            <text:p>1.536</text:p>
          </table:table-cell>
          <table:table-cell office:value-type="float" office:value="1.5" calcext:value-type="float">
            <text:p>1.5</text:p>
          </table:table-cell>
          <table:table-cell office:value-type="float" office:value="1.129" calcext:value-type="float">
            <text:p>1.129</text:p>
          </table:table-cell>
          <table:table-cell table:formula="of:=[.B6]*[.C6]*[.D6]*[.E6]*[.F6]" office:value-type="float" office:value="4.13460681984" calcext:value-type="float">
            <text:p>4.13460681984</text:p>
          </table:table-cell>
          <table:table-cell table:formula="of:=([.B6]+[.C6]+[.D6]+[.E6]+[.F6])/5" office:value-type="float" office:value="1.3376" calcext:value-type="float">
            <text:p>1.3376</text:p>
          </table:table-cell>
          <table:table-cell table:formula="of:=[.H6]^5" office:value-type="float" office:value="4.28184853366886" calcext:value-type="float">
            <text:p>4.28184853366886</text:p>
          </table:table-cell>
          <table:table-cell table:formula="of:=POWER([.B6]*[.C6]*[.D6]*[.E6]*[.F6]; 1/5)" office:value-type="float" office:value="1.32827146637209" calcext:value-type="float">
            <text:p>1.32827146637209</text:p>
          </table:table-cell>
          <table:table-cell table:formula="of:=[.J6]^5" office:value-type="float" office:value="4.13460681984" calcext:value-type="float">
            <text:p>4.13460681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03:52:25.968837081</meta:creation-date>
    <meta:generator>LibreOffice/7.3.7.2$Linux_X86_64 LibreOffice_project/30$Build-2</meta:generator>
    <dc:date>2023-07-29T07:50:14.490250505</dc:date>
    <meta:editing-duration>PT23M17S</meta:editing-duration>
    <meta:editing-cycles>3</meta:editing-cycles>
    <meta:document-statistic meta:table-count="2" meta:cell-count="34" meta:object-count="0"/>
  </office:meta>
</office:document-meta>
</file>